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Neue" svg:font-family="'Helvetica Neue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0111in" style:rel-column-width="5776*"/>
    </style:style>
    <style:style style:name="Table1.B" style:family="table-column">
      <style:table-column-properties style:column-width="2.9153in" style:rel-column-width="4198*"/>
    </style:style>
    <style:style style:name="Table1.1" style:family="table-row">
      <style:table-row-properties style:min-row-height="0.6667in"/>
    </style:style>
    <style:style style:name="Table1.A1" style:family="table-cell">
      <style:table-cell-properties style:vertical-align="bottom" fo:padding="0.0382in" fo:border-left="none" fo:border-right="none" fo:border-top="none" fo:border-bottom="0.0007in solid #000000"/>
    </style:style>
    <style:style style:name="Table1.B1.1" style:family="table-column">
      <style:table-column-properties style:column-width="0.6979in" style:rel-column-width="1005*"/>
    </style:style>
    <style:style style:name="Table1.B1.2" style:family="table-column">
      <style:table-column-properties style:column-width="2.2174in" style:rel-column-width="3193*"/>
    </style:style>
    <style:style style:name="Table1.B1.1" style:family="table-row">
      <style:table-row-properties style:min-row-height="0.1667in"/>
    </style:style>
    <style:style style:name="Table1.B1.1.1" style:family="table-cell">
      <style:table-cell-properties style:vertical-align="bottom" fo:padding="0.0201in" fo:border="none"/>
    </style:style>
    <style:style style:name="Table1.B1.2.1" style:family="table-cell">
      <style:table-cell-properties style:vertical-align="bottom" fo:padding="0in" fo:border="none"/>
    </style:style>
    <style:style style:name="Table1.B1.5" style:family="table-row">
      <style:table-row-properties style:min-row-height="0.0479in"/>
    </style:style>
    <style:style style:name="Table1.B1.1.5" style:family="table-cell">
      <style:table-cell-properties style:vertical-align="bottom" fo:padding="0.0201in" fo:border-left="none" fo:border-right="none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4896in" style:rel-column-width="14090*"/>
    </style:style>
    <style:style style:name="Table2.B" style:family="table-column">
      <style:table-column-properties style:column-width="5.4375in" style:rel-column-width="514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>
        <style:tab-stops>
          <style:tab-stop style:position="6.9252in" style:type="right"/>
        </style:tab-stops>
      </style:paragraph-properties>
    </style:style>
    <style:style style:name="P2" style:family="paragraph" style:parent-style-name="Heading_20_1">
      <style:paragraph-properties fo:margin-left="-0.0382in" fo:margin-right="0.0035in" fo:margin-top="0in" fo:margin-bottom="0in" fo:text-indent="0in" style:auto-text-indent="false"/>
      <style:text-properties style:font-name="Helvetica Neue Bold" fo:font-size="32pt" style:font-size-asian="32pt" style:font-size-complex="32pt"/>
    </style:style>
    <style:style style:name="P3" style:family="paragraph" style:parent-style-name="Section_20_Copy">
      <style:text-properties style:font-name="Helvetica Neue" fo:font-size="9.5pt" style:font-size-asian="9.5pt" style:font-size-complex="9.5pt"/>
    </style:style>
    <style:style style:name="P4" style:family="paragraph" style:parent-style-name="Section_20_Copy">
      <style:paragraph-properties fo:margin-left="0in" fo:margin-right="0in" fo:text-align="justify" style:justify-single-word="false" fo:text-indent="0in" style:auto-text-indent="false" style:snap-to-layout-grid="false"/>
      <style:text-properties style:font-name="Helvetica Neue" fo:font-size="9pt" style:font-size-asian="9pt"/>
    </style:style>
    <style:style style:name="P5" style:family="paragraph" style:parent-style-name="Heading_20_3">
      <style:paragraph-properties fo:margin-left="0in" fo:margin-right="0in" fo:margin-top="0in" fo:margin-bottom="0in" fo:text-indent="0in" style:auto-text-indent="false">
        <style:tab-stops>
          <style:tab-stop style:position="6.948in" style:type="right"/>
        </style:tab-stops>
      </style:paragraph-properties>
      <style:text-properties style:font-name="Helvetica Neue" fo:font-size="10.5pt" fo:letter-spacing="0.028in" style:font-size-asian="10.5pt" style:font-size-complex="10.5pt" style:font-weight-complex="bold"/>
    </style:style>
    <style:style style:name="P6" style:family="paragraph" style:parent-style-name="Heading_20_2">
      <style:paragraph-properties fo:margin-left="0in" fo:margin-right="0in" fo:margin-top="0.2in" fo:margin-bottom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ize="10.5pt" fo:letter-spacing="0.028in" style:font-size-asian="10.5pt" style:font-size-complex="10.5pt" style:font-weight-complex="bold"/>
    </style:style>
    <style:style style:name="P7" style:family="paragraph" style:parent-style-name="Section_20_Copy">
      <style:paragraph-properties fo:margin-left="0.302in" fo:margin-right="0in" fo:margin-top="0in" fo:margin-bottom="0.0201in" fo:text-indent="-0.198in" style:auto-text-indent="false">
        <style:tab-stops/>
      </style:paragraph-properties>
      <style:text-properties style:font-name="Helvetica Neue" fo:font-size="9.5pt" style:font-size-asian="9.5pt" style:font-size-complex="9.5pt"/>
    </style:style>
    <style:style style:name="P8" style:family="paragraph" style:parent-style-name="Heading_20_3">
      <style:paragraph-properties fo:margin-top="0in" fo:margin-bottom="0in">
        <style:tab-stops>
          <style:tab-stop style:position="6.9252in" style:type="right"/>
        </style:tab-stops>
      </style:paragraph-properties>
    </style:style>
    <style:style style:name="P9" style:family="paragraph" style:parent-style-name="Heading_20_3">
      <style:paragraph-properties fo:margin-top="0in" fo:margin-bottom="0in">
        <style:tab-stops>
          <style:tab-stop style:position="6.9272in" style:type="right"/>
        </style:tab-stops>
      </style:paragraph-properties>
    </style:style>
    <style:style style:name="P10" style:family="paragraph" style:parent-style-name="Heading_20_3">
      <style:paragraph-properties fo:margin-top="0in" fo:margin-bottom="0in">
        <style:tab-stops>
          <style:tab-stop style:position="6.948in" style:type="right"/>
        </style:tab-stops>
      </style:paragraph-properties>
    </style:style>
    <style:style style:name="P11" style:family="paragraph" style:parent-style-name="Heading_20_3">
      <style:paragraph-properties fo:margin-top="0in" fo:margin-bottom="0in" fo:break-before="page">
        <style:tab-stops>
          <style:tab-stop style:position="6.9252in" style:type="right"/>
        </style:tab-stops>
      </style:paragraph-properties>
    </style:style>
    <style:style style:name="P12" style:family="paragraph" style:parent-style-name="Table_20_Contents">
      <style:paragraph-properties>
        <style:tab-stops>
          <style:tab-stop style:position="0.7083in"/>
        </style:tab-stops>
      </style:paragraph-properties>
      <style:text-properties style:font-name="Helvetica Neue" fo:font-size="8pt" style:font-size-asian="8pt" style:font-size-complex="8pt"/>
    </style:style>
    <style:style style:name="P13" style:family="paragraph" style:parent-style-name="Table_20_Contents">
      <style:paragraph-properties>
        <style:tab-stops>
          <style:tab-stop style:position="0.7083in"/>
        </style:tab-stops>
      </style:paragraph-properties>
      <style:text-properties style:font-name="Helvetica Neue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left="0.0453in" fo:margin-right="-0.0071in" fo:text-align="justify" style:justify-single-word="false" fo:text-indent="0in" style:auto-text-indent="false"/>
      <style:text-properties style:font-name="Helvetica Neue" fo:font-size="9pt" style:font-size-asian="9pt"/>
    </style:style>
    <style:style style:name="P15" style:family="paragraph" style:parent-style-name="Table_20_Contents">
      <style:paragraph-properties fo:margin-left="0.0453in" fo:margin-right="-0.0071in" fo:text-align="justify" style:justify-single-word="false" fo:text-indent="0in" style:auto-text-indent="false">
        <style:tab-stops>
          <style:tab-stop style:position="1.302in" style:type="right"/>
        </style:tab-stops>
      </style:paragraph-properties>
      <style:text-properties style:font-name="Helvetica Neue" fo:font-size="9pt" style:font-size-asian="9pt"/>
    </style:style>
    <style:style style:name="P16" style:family="paragraph" style:parent-style-name="Table_20_Contents">
      <style:paragraph-properties>
        <style:tab-stops>
          <style:tab-stop style:position="0.7083in"/>
        </style:tab-stops>
      </style:paragraph-properties>
      <style:text-properties style:font-name="Helvetica Neue" fo:font-size="8pt" style:font-size-asian="8pt" style:font-size-complex="8pt"/>
    </style:style>
    <style:style style:name="P17" style:family="paragraph" style:parent-style-name="Table_20_Contents">
      <style:paragraph-properties>
        <style:tab-stops>
          <style:tab-stop style:position="0.7083in"/>
        </style:tab-stops>
      </style:paragraph-properties>
      <style:text-properties style:font-name="Helvetica Neue" fo:font-size="8pt" fo:font-weight="bold" style:font-size-asian="8pt" style:font-weight-asian="bold" style:font-size-complex="8pt" style:font-weight-complex="bold"/>
    </style:style>
    <style:style style:name="P18" style:family="paragraph" style:parent-style-name="Heading_20_3">
      <style:paragraph-properties fo:margin-top="0in" fo:margin-bottom="0in"/>
      <style:text-properties style:font-name="Helvetica Neue Bold" fo:font-size="9.5pt" style:font-size-asian="9.5pt" style:font-size-complex="9.5pt"/>
    </style:style>
    <style:style style:name="P19" style:family="paragraph" style:parent-style-name="Heading_20_2">
      <style:paragraph-properties fo:margin-top="0.15in" fo:margin-bottom="0in"/>
      <style:text-properties style:font-name="Helvetica Neue" fo:font-size="10.5pt" fo:letter-spacing="0.028in" fo:font-style="normal" style:font-size-asian="10.5pt" style:font-style-asian="normal" style:font-size-complex="10.5pt" style:font-style-complex="normal"/>
    </style:style>
    <style:style style:name="P20" style:family="paragraph" style:parent-style-name="Heading_20_2">
      <style:paragraph-properties fo:margin-top="0.2in" fo:margin-bottom="0in"/>
      <style:text-properties style:font-name="Helvetica Neue" fo:font-size="10.5pt" fo:letter-spacing="0.028in" fo:font-style="normal" style:font-size-asian="10.5pt" style:font-style-asian="normal" style:font-size-complex="10.5pt" style:font-style-complex="normal"/>
    </style:style>
    <style:style style:name="P21" style:family="paragraph" style:parent-style-name="Heading_20_2">
      <style:paragraph-properties fo:margin-top="0.2in" fo:margin-bottom="0.0402in"/>
      <style:text-properties style:font-name="Helvetica Neue Bold" fo:font-size="10.5pt" fo:letter-spacing="0.028in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ing_20_2">
      <style:paragraph-properties fo:margin-left="0in" fo:margin-right="0in" fo:margin-top="0.2in" fo:margin-bottom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 Bold" fo:font-size="10.5pt" fo:letter-spacing="0.028in" fo:font-style="normal" fo:font-weight="bold" style:font-size-asian="9.14999961853027pt" style:font-style-asian="normal" style:font-weight-asian="bold" style:font-size-complex="10.5pt" style:font-style-complex="normal" style:font-weight-complex="bold"/>
    </style:style>
    <style:style style:name="P23" style:family="paragraph" style:parent-style-name="Heading_20_2">
      <style:paragraph-properties fo:margin-left="0in" fo:margin-right="0in" fo:margin-top="0.2in" fo:margin-bottom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tyle="normal" style:font-style-asian="normal" style:font-style-complex="normal"/>
    </style:style>
    <style:style style:name="P24" style:family="paragraph" style:parent-style-name="Section_20_Copy">
      <style:paragraph-properties fo:margin-left="0in" fo:margin-right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ize="9.5pt" fo:letter-spacing="normal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25" style:family="paragraph" style:parent-style-name="Section_20_Copy">
      <style:paragraph-properties fo:margin-left="0in" fo:margin-right="0in" fo:margin-top="0in" fo:margin-bottom="0.0201in" fo:text-indent="0in" style:auto-text-indent="false">
        <style:tab-stops>
          <style:tab-stop style:position="-0.0102in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26" style:family="paragraph" style:parent-style-name="Section_20_Copy">
      <style:paragraph-properties fo:margin-left="0in" fo:margin-right="0in" fo:margin-top="0in" fo:margin-bottom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27" style:family="paragraph" style:parent-style-name="Section_20_Copy">
      <style:paragraph-properties fo:margin-left="0.1043in" fo:margin-right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28" style:family="paragraph" style:parent-style-name="Section_20_Copy">
      <style:paragraph-properties fo:margin-left="0.1043in" fo:margin-right="0in" fo:margin-top="0in" fo:margin-bottom="0in" fo:text-indent="0in" style:auto-text-indent="false">
        <style:tab-stops>
          <style:tab-stop style:position="6.9374in" style:type="right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29" style:family="paragraph" style:parent-style-name="Section_20_Copy">
      <style:paragraph-properties fo:margin-left="0.5in" fo:margin-right="0in" fo:margin-top="0in" fo:margin-bottom="0.0201in" fo:text-indent="-0.198in" style:auto-text-indent="false">
        <style:tab-stops>
          <style:tab-stop style:position="-0.0102in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30" style:family="paragraph" style:parent-style-name="Section_20_Copy">
      <style:paragraph-properties fo:margin-left="0.5in" fo:margin-right="0in" fo:margin-top="0in" fo:margin-bottom="0.0201in" fo:text-indent="-0.198in" style:auto-text-indent="false">
        <style:tab-stops>
          <style:tab-stop style:position="-0.0102in"/>
        </style:tab-stops>
      </style:paragraph-properties>
      <style:text-properties style:font-name="Helvetica Neue"/>
    </style:style>
    <style:style style:name="P31" style:family="paragraph" style:parent-style-name="Section_20_Copy">
      <style:text-properties style:font-name="Helvetica Neue" fo:font-size="9.5pt" fo:letter-spacing="normal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2" style:family="paragraph" style:parent-style-name="Section_20_Copy">
      <style:paragraph-properties fo:margin-left="0.302in" fo:margin-right="0in" fo:text-indent="0in" style:auto-text-indent="false">
        <style:tab-stops>
          <style:tab-stop style:position="-0.0102in"/>
        </style:tab-stops>
      </style:paragraph-properties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P33" style:family="paragraph" style:parent-style-name="Section_20_Copy">
      <style:paragraph-properties fo:margin-left="0.302in" fo:margin-right="0in" fo:margin-top="0in" fo:margin-bottom="0.0201in" fo:text-indent="-0.198in" style:auto-text-indent="false">
        <style:tab-stops/>
      </style:paragraph-properties>
      <style:text-properties style:font-name="Helvetica Neue" fo:font-size="9.5pt" style:font-size-asian="9.5pt" style:font-size-complex="9.5pt"/>
    </style:style>
    <style:style style:name="T1" style:family="text">
      <style:text-properties style:font-name="Helvetica Neue" fo:font-size="9pt" style:font-size-asian="9pt" style:font-size-complex="9pt"/>
    </style:style>
    <style:style style:name="T2" style:family="text">
      <style:text-properties style:font-name="Helvetica Neue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3" style:family="text">
      <style:text-properties style:font-name="Helvetica Neue" fo:font-size="9.5pt" style:font-size-asian="9.5pt" style:font-size-complex="9.5pt"/>
    </style:style>
    <style:style style:name="T4" style:family="text">
      <style:text-properties style:font-name="Helvetica Neue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Helvetica Neue" fo:font-style="normal"/>
    </style:style>
    <style:style style:name="T6" style:family="text">
      <style:text-properties style:font-name="Helvetica Neue" fo:font-size="8pt" fo:letter-spacing="normal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Helvetica Neue Bold" fo:font-size="9.5pt" fo:letter-spacing="normal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8" style:family="text">
      <style:text-properties style:font-name="Helvetica Neue Bold" fo:font-size="9.5pt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9" style:family="text">
      <style:text-properties style:font-name="Helvetica Neue Bold" fo:font-size="10.5pt" fo:font-style="normal" fo:font-weight="bold" style:font-size-asian="9.14999961853027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style="normal"/>
    </style:style>
    <style:style style:name="T11" style:family="text">
      <style:text-properties style:font-style-asian="normal"/>
    </style:style>
    <style:style style:name="T12" style:family="text">
      <style:text-properties style:font-style-complex="normal"/>
    </style:style>
    <style:style style:name="T13" style:family="text">
      <style:text-properties fo:font-size="9.5pt"/>
    </style:style>
    <style:style style:name="T14" style:family="text">
      <style:text-properties fo:font-size="9.5pt" fo:letter-spacing="normal" fo:font-weight="normal" style:font-size-asian="9.5pt" style:font-weight-asian="normal" style:font-size-complex="9.5pt" style:font-weight-complex="normal"/>
    </style:style>
    <style:style style:name="T15" style:family="text">
      <style:text-properties fo:letter-spacing="normal"/>
    </style:style>
    <style:style style:name="T16" style:family="text">
      <style:text-properties fo:font-weight="normal"/>
    </style:style>
    <style:style style:name="T17" style:family="text">
      <style:text-properties style:font-size-asian="9.5pt"/>
    </style:style>
    <style:style style:name="T18" style:family="text">
      <style:text-properties style:font-weight-asian="normal"/>
    </style:style>
    <style:style style:name="T19" style:family="text">
      <style:text-properties style:font-size-complex="9.5pt"/>
    </style:style>
    <style:style style:name="T20" style:family="text">
      <style:text-properties style:font-weight-complex="normal"/>
    </style:style>
    <style:style style:name="T21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" text:outline-level="1">Ryan C. Creasey</text:h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B1.1.1" office:value-type="string">
                  <text:p text:style-name="P13">Address:</text:p>
                </table:table-cell>
                <table:table-cell table:style-name="Table1.B1.2.1" office:value-type="string">
                  <text:p text:style-name="P12"><text:s/>813 Estancia</text:p>
                </table:table-cell>
              </table:table-row>
              <table:table-row table:style-name="Table1.B1.1">
                <table:table-cell table:style-name="Table1.B1.1.1" office:value-type="string">
                  <text:p text:style-name="P13"/>
                </table:table-cell>
                <table:table-cell table:style-name="Table1.B1.2.1" office:value-type="string">
                  <text:p text:style-name="P12"><text:s/>Irvine, California 92602</text:p>
                </table:table-cell>
              </table:table-row>
              <table:table-row table:style-name="Table1.B1.1">
                <table:table-cell table:style-name="Table1.B1.1.1" office:value-type="string">
                  <text:p text:style-name="P13">Email:</text:p>
                </table:table-cell>
                <table:table-cell table:style-name="Table1.B1.1.1" office:value-type="string">
                  <text:p text:style-name="P12"><text:s/>ryan@kaneda.net</text:p>
                </table:table-cell>
              </table:table-row>
              <table:table-row table:style-name="Table1.B1.1">
                <table:table-cell table:style-name="Table1.B1.1.1" office:value-type="string">
                  <text:p text:style-name="P13">Phone:</text:p>
                </table:table-cell>
                <table:table-cell table:style-name="Table1.B1.1.1" office:value-type="string">
                  <text:p text:style-name="P12"><text:s/>949/378.9023</text:p>
                </table:table-cell>
              </table:table-row>
              <table:table-row table:style-name="Table1.B1.5">
                <table:table-cell table:style-name="Table1.B1.1.5" office:value-type="string">
                  <text:p text:style-name="P13">Online:</text:p>
                </table:table-cell>
                <table:table-cell table:style-name="Table1.B1.1.5" office:value-type="string">
                  <text:p text:style-name="P12"><text:span text:style-name="T21"><text:s/></text:span><text:a xlink:type="simple" xlink:href="http://www.linkedin.com/in/ryancreasey"><text:span text:style-name="T6">http://www.linkedin.com/in/ryancreasey</text:span></text:a></text:p>
                </table:table-cell>
              </table:table-row>
            </table:table>
          </table:table-cell>
        </table:table-row>
      </table:table>
      <text:h text:style-name="P19" text:outline-level="2">Objective &amp; Summary:</text:h>
      <text:p text:style-name="P3">I am seeking a career that challenges my abilities in the Information Technology field, allowing me to focus on enterprise level datacenter design and operations, while emphasizing automation and high availability.</text:p>
      <text:h text:style-name="P20" text:outline-level="2">Overview:</text:h>
      <text:h text:style-name="P18" text:outline-level="3">Senior Datacenter Engineer and Architect</text:h>
      <text:p text:style-name="P7"><text:span text:style-name="T3">-<text:tab/>Over eight years of experience in the IT support field with specialties ranging from multi-platform environments, automations design, centralized system administration and custom application development.</text:span></text:p>
      <text:p text:style-name="P7"><text:span text:style-name="T3">-<text:tab/>Designed an automations framework that was implemented in Enterprise-scale datacenters containing all of Fox Interactive Media’s properties, including americanidol.com, ign.com, gamespy.com, fileplanet.com, direct2drive.com, rottentomatoes.com and foxsports.com.</text:span></text:p>
      <text:p text:style-name="P7">-<text:tab/><text:span text:style-name="T3">Adept in managing a scalable and load balanced infrastructure, focusing on high availability.</text:span></text:p>
      <text:p text:style-name="P7">-<text:tab/>Expert administration knowledge in design and implementation of distributed web services, including Apache HTTP, Apache Tomcat, JBoss, Ruby on Rails, PHP, Oracle, MySQL and PostgreSQL.</text:p>
      <text:p text:style-name="P7">-<text:tab/><text:span text:style-name="T3">Occupied a Lead Engineer position on the Technology Operations Infrastructure Engineering group, providing supervision for the engineering of datacenter and systems architecture.</text:span></text:p>
      <text:p text:style-name="P7">-<text:tab/>Experienced in administration of Network Appliance network attached storage and storage area networks.</text:p>
      <text:p text:style-name="P7">-<text:tab/>Fluent in many programming languages, including C/C++, Ruby, PHP and Perl.</text:p>
      <text:h text:style-name="P21" text:outline-level="2">Professional Experience:</text:h>
      <text:h text:style-name="P8" text:outline-level="3"><text:span text:style-name="T7">Fox Interactive Media<text:tab/></text:span><text:span text:style-name="T2">September 2004 to Present</text:span></text:h>
      <text:p text:style-name="P24">Senior Systems Engineer, Infrastructure Engineering</text:p>
      <text:p text:style-name="P27">As a lead member of the Technology Operations Infrastructure Engineering group, designed and implemented automation applications for nearly 3,000 Linux and Windows servers in 8 datacenters worldwide. <text:s/>This group provided tools for several datacenter operations departments, allowing for an easier way to manage their systems. <text:s/>In addition to engineering custom administration applications, this position was responsible for the design decisions behind many enterprise-wide datacenter deployments, including virtualization, global load balancing, rapid provisioning and monitoring solutions.</text:p>
      <text:p text:style-name="P27"/>
      <text:p text:style-name="P30">-<text:tab/><text:span text:style-name="T2">Designed a custom Configuration Item and Management Database for assets <text:s/>in all of the Fox datacenters.</text:span></text:p>
      <text:p text:style-name="P29">-<text:tab/><text:span text:style-name="T2">Made significant contributions to a joint-department team that architected a Disaster Recovery framework for use with Fox Sports, MySpace and IGN Entertainment properties.</text:span></text:p>
      <text:p text:style-name="P29">-<text:tab/>Designed a global “Split Horizon” DNS architecture for internal and external namespace within Fox datacenters.</text:p>
      <text:p text:style-name="P29">-<text:tab/>Directly interfaced with several datacenter Operations departments, gathering requirements and designing customized solutions for their needs.</text:p>
      <text:p text:style-name="P29">-<text:tab/>Based on application and infrastructure performance, advised Operations departments on strategic and tactical scalability and optimization.</text:p>
      <text:p text:style-name="P29">-<text:tab/>Designed a LAMP web services standard that has been deployed in the majority of Fox's Linux based properties.</text:p>
      <text:p text:style-name="P29">-<text:tab/>Made significant contributions to the systems architecture and service configuration documentation for the Technology Operations department.</text:p>
      <text:p text:style-name="P29">-<text:tab/><text:span text:style-name="T2">Managed the mitigation of several security intrusions and provided the forensics expertise to recover from vulnerability outages.</text:span></text:p>
      <text:p text:style-name="P29">-<text:tab/>Designed the infrastructure for the shared web hosting division, currently supporting over 1600 customers.</text:p>
      <text:p text:style-name="P29">-<text:tab/>Provided an escalated level of support and shared in off-hour on-call duties.</text:p>
      <text:p text:style-name="P32"/>
      <text:h text:style-name="P11" text:outline-level="3"><text:span text:style-name="T7">p11creative, Inc.<text:tab/></text:span><text:span text:style-name="T2">September 2000 to July 2004</text:span></text:h>
      <text:p text:style-name="P24">Network Engineer, Datacenter Operations</text:p>
      <text:p text:style-name="P27">Solely responsible for the administration of a myriad of enterprise class server systems and various web related applications for a successful print and online design studio. <text:s/>In addition to managing the 150 servers in the company datacenter, the position was also responsible for the office network of mixed Macintosh and Windows desktops.</text:p>
      <text:p text:style-name="P29">-<text:tab/>Oversaw the design, construction and management of the colocation facility for the company and its clients.</text:p>
      <text:p text:style-name="P29">-<text:tab/>Handled the maintenance and administration of the company's office infrastructure and mail systems.</text:p>
      <text:p text:style-name="P29">-<text:tab/>Responsible for day-to-day administration of managed and shared web hosting servers and infrastructure.</text:p>
      <text:p text:style-name="P29"/>
      <text:h text:style-name="P9" text:outline-level="3"><text:span text:style-name="T7">Roadtrip Productions<text:tab/></text:span><text:span text:style-name="T2">January 2001 to December 2006</text:span></text:h>
      <text:p text:style-name="P24">Technology Consultant, Online Technologies</text:p>
      <text:p text:style-name="P27">Designed and implemented the web presence for Roadtrip Nation, an information and community based website geared at providing career choices to undergraduate students. <text:s/>Started as a grassroots movement, roadtripnation.com was eventually picked up as a major series on PBS and was sponsored by Microsoft, Apple, State Farm Insurance and Starbucks.</text:p>
      <text:p text:style-name="P29">-<text:tab/>Architected from conception to implementation a community-based web application that <text:s/>grew to over 50,000 users.</text:p>
      <text:p text:style-name="P29">-<text:tab/>Built and deployed the datacenter infrastructure to support the application.</text:p>
      <text:p text:style-name="P25"/>
      <text:h text:style-name="P10" text:outline-level="3"><text:span text:style-name="T7">Blizzard Entertainment<text:tab/></text:span><text:span text:style-name="T2">August 1999 to September 2000</text:span></text:h>
      <text:p text:style-name="P24">Hardware Compatibility Quality Assurance Technician, Quality Assurance</text:p>
      <text:p text:style-name="P27">Oversaw the testing of hardware configuration compatibility for two software titles, Warcraft II: Battle.net Edition and Diablo II; specializing in graphic and sound card driver compatibility.</text:p>
      <text:p text:style-name="P29">-<text:tab/>Designed a hardware asset tracking database for the QA department; streamlining hardware tracking.</text:p>
      <text:p text:style-name="P29">-<text:tab/>Spent three months after the second software title shipped as a Customer Support Representative, providing telephone and online assistance for customers.</text:p>
      <text:p text:style-name="P27"/>
      <text:h text:style-name="P10" text:outline-level="3"><text:span text:style-name="T7">Trinet Internet Solutions<text:tab/></text:span><text:span text:style-name="T2">September 2000 to August 1999</text:span></text:h>
      <text:p text:style-name="P24">Web Systems Developer, Online Technologies</text:p>
      <text:p text:style-name="P27">Designed and implemented client websites and applications, including streaming media solutions.</text:p>
      <text:p text:style-name="P29">-<text:tab/>Designed and implemented Internet Live Broadcast System solutions for client events.</text:p>
      <text:p text:style-name="P29">-<text:tab/>Aided in the engineering of a scalable infrastructure for clientele “web-casts” over media streaming technology, such as QuickTime, Real Media and Microsoft Streaming Media.</text:p>
      <text:h text:style-name="P6" text:outline-level="2"><text:span text:style-name="T8">Education and </text:span><text:span text:style-name="T9">Certifications:</text:span></text:h>
      <text:h text:style-name="P5" text:outline-level="3"><text:span text:style-name="T7">University of California, Irvine<text:tab/></text:span><text:span text:style-name="T2">March 2004</text:span></text:h>
      <text:p text:style-name="P28">Graduated with a Bachelor of Science in Information and Computer Science, with a specialization in Networks and Distributed Systems.</text:p>
      <text:p text:style-name="P26"/>
      <text:h text:style-name="P5" text:outline-level="3"><text:span text:style-name="T7">Red Hat Certified Engineer<text:tab/></text:span><text:span text:style-name="T2">October 2006</text:span></text:h>
      <text:p text:style-name="P28">RHCE Certificate #804006346922910</text:p>
      <text:h text:style-name="P22" text:outline-level="2">Technical Proficiencies:</text:h>
      <text:p text:style-name="P31">All skills listed are of advanced to expert levels of competency/administration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Operating Systems</text:p>
          </table:table-cell>
          <table:table-cell table:style-name="Table2.A1" office:value-type="string">
            <text:p text:style-name="P4">Red Hat Enterprise Linux, Fedora, CentOS, FreeBSD, Solaris, Windows NT-2003, MacOS X and Darwin.</text:p>
          </table:table-cell>
        </table:table-row>
        <table:table-row>
          <table:table-cell table:style-name="Table2.A1" office:value-type="string">
            <text:p text:style-name="P14">Languages</text:p>
          </table:table-cell>
          <table:table-cell table:style-name="Table2.A1" office:value-type="string">
            <text:p text:style-name="P4">Ruby, Perl, PHP, Python, Java, C/C++, Bash.</text:p>
          </table:table-cell>
        </table:table-row>
        <table:table-row>
          <table:table-cell table:style-name="Table2.A1" office:value-type="string">
            <text:p text:style-name="P14">Web Services</text:p>
          </table:table-cell>
          <table:table-cell table:style-name="Table2.A1" office:value-type="string">
            <text:p text:style-name="P4">Apache HTTP, Apache Tomcat, Jboss, Microsoft IIS.</text:p>
          </table:table-cell>
        </table:table-row>
        <table:table-row>
          <table:table-cell table:style-name="Table2.A1" office:value-type="string">
            <text:p text:style-name="P14">Database Technologies</text:p>
          </table:table-cell>
          <table:table-cell table:style-name="Table2.A1" office:value-type="string">
            <text:p text:style-name="P4">Oracle, MySQL, PostgreSQL, Microsoft SQL Server.</text:p>
          </table:table-cell>
        </table:table-row>
        <table:table-row>
          <table:table-cell table:style-name="Table2.A1" office:value-type="string">
            <text:p text:style-name="P14">Storage Experience</text:p>
          </table:table-cell>
          <table:table-cell table:style-name="Table2.A1" office:value-type="string">
            <text:p text:style-name="P4">Network Appliance (Data OnTap 6/7G) NAS and SAN.</text:p>
          </table:table-cell>
        </table:table-row>
        <table:table-row>
          <table:table-cell table:style-name="Table2.A1" office:value-type="string">
            <text:p text:style-name="P14">Load Balancing</text:p>
          </table:table-cell>
          <table:table-cell table:style-name="Table2.A1" office:value-type="string">
            <text:p text:style-name="P4">Citrix Netscaler, Squid, Pound.</text:p>
          </table:table-cell>
        </table:table-row>
        <table:table-row>
          <table:table-cell table:style-name="Table2.A1" office:value-type="string">
            <text:p text:style-name="P14">Mail Systems</text:p>
          </table:table-cell>
          <table:table-cell table:style-name="Table2.A1" office:value-type="string">
            <text:p text:style-name="P4">Ironport, Postfix, Sendmail, Qmail, Exim, Exchange.</text:p>
          </table:table-cell>
        </table:table-row>
      </table:table>
      <text:h text:style-name="P23" text:outline-level="2"><text:a xlink:type="simple" xlink:href="http://www.linkedin.com/in/ryancreasey"><text:span text:style-name="T14"/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Neue" svg:font-family="'Helvetica Neue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ection_20_Copy" style:display-name="Section Copy" style:family="paragraph" style:parent-style-name="Standard">
      <style:paragraph-properties fo:margin-left="0.1in" fo:margin-right="0in" fo:text-align="justify" style:justify-single-word="false" fo:text-indent="0in" style:auto-text-indent="false"/>
      <style:text-properties fo:font-size="9pt" style:font-size-asian="9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6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6" text:consecutive-numbering="true">
      <text:list-level-style-bullet text:level="1" text:style-name="WW8Num6z0" style:num-suffix="." text:bullet-char="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">
        <style:list-level-properties text:space-before="0.3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8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3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8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35in" text:min-label-width="0.25in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2.8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3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85in" text:min-label-width="0.25in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4.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">
        <style:list-level-properties text:space-before="0.3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85in" text:min-label-width="0.25in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1.35in" text:min-label-width="0.25in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1.8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35in" text:min-label-width="0.25in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2.85in" text:min-label-width="0.25in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3.3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85in" text:min-label-width="0.25in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4.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">
        <style:list-level-properties text:space-before="0.3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85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3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8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35in" text:min-label-width="0.25in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2.8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3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85in" text:min-label-width="0.25in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4.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>
        <style:tab-stops>
          <style:tab-stop style:position="6.9252in" style:type="right"/>
        </style:tab-stops>
      </style:paragraph-properties>
    </style:style>
    <style:style style:name="T1" style:family="text">
      <style:text-properties style:font-name="Helvetica Neue" fo:font-size="9pt" style:font-size-asian="9pt" style:font-size-complex="9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span text:style-name="T1">Ryan C. Creasey &lt;ryan@kaneda.net&gt;<text:tab/></text:span><text:span text:style-name="T1"><text:page-number text:select-page="current">2</text:page-number></text:span><text:span text:style-name="T1">: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7-12-06T12:18:23</meta:creation-date>
    <dc:date>2008-07-14T00:09:38</dc:date>
    <meta:print-date>2008-07-14T00:08:33</meta:print-date>
    <dc:language>en-US</dc:language>
    <meta:editing-cycles>11</meta:editing-cycles>
    <meta:editing-duration>PT1H54M1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8" meta:word-count="905" meta:character-count="6776"/>
  </office:meta>
</office:document-meta>
</file>